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0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3"/>
    <style:style style:name="ce2" style:family="table-cell" style:parent-style-name="Default" style:data-style-name="N64"/>
    <style:style style:name="ce3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HH:MM:SS</text:p>
          </table:table-cell>
          <table:table-cell office:value-type="string" calcext:value-type="string">
            <text:p>diff(hH:MM:SS)</text:p>
          </table:table-cell>
          <table:table-cell office:value-type="string" calcext:value-type="string">
            <text:p>diff (s)</text:p>
          </table:table-cell>
          <table:table-cell office:value-type="string" calcext:value-type="string">
            <text:p>lap (s)</text:p>
          </table:table-cell>
          <table:table-cell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start</text:p>
          </table:table-cell>
          <table:table-cell office:value-type="time" office:time-value="PT09H02M30S" calcext:value-type="time">
            <text:p>09:02:30 AM</text:p>
          </table:table-cell>
          <table:table-cell table:number-columns-repeated="2"/>
          <table:table-cell table:style-name="ce2" office:value-type="time" office:time-value="PT00H00M07S" calcext:value-type="time">
            <text:p>00:00:07</text:p>
          </table:table-cell>
          <table:table-cell office:value-type="string" calcext:value-type="string">
            <text:p>(beep on the video)</text:p>
          </table:table-cell>
        </table:table-row>
        <table:table-row table:style-name="ro1">
          <table:table-cell office:value-type="string" calcext:value-type="string">
            <text:p>garmin</text:p>
          </table:table-cell>
          <table:table-cell office:value-type="string" calcext:value-type="string">
            <text:p>start</text:p>
          </table:table-cell>
          <table:table-cell office:value-type="time" office:time-value="PT09H05M14S" calcext:value-type="time">
            <text:p>09:05:14 AM</text:p>
          </table:table-cell>
          <table:table-cell table:style-name="ce2"/>
          <table:table-cell table:style-name="ce3"/>
          <table:table-cell table:style-name="ce2" office:value-type="time" office:time-value="PT00H00M18S" calcext:value-type="time">
            <text:p>00:00:18</text:p>
          </table:table-cell>
          <table:table-cell office:value-type="string" calcext:value-type="string">
            <text:p><text:span text:style-name="T1">(lap total elapsed time </text:span>on the fit file)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video lap time</text:p>
          </table:table-cell>
          <table:table-cell office:value-type="string" calcext:value-type="string">
            <text:p>lap</text:p>
          </table:table-cell>
          <table:table-cell table:formula="of:=[.C4]+[.F4]" office:value-type="time" office:time-value="PT09H02M37S" calcext:value-type="time">
            <text:p>09:02:37 AM</text:p>
          </table:table-cell>
          <table:table-cell table:style-name="ce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garmin</text:p>
          </table:table-cell>
          <table:table-cell office:value-type="string" calcext:value-type="string">
            <text:p>lap</text:p>
          </table:table-cell>
          <table:table-cell table:formula="of:=[.C5]+[.F5]" office:value-type="time" office:time-value="PT09H05M32S" calcext:value-type="time">
            <text:p>09:05:32 AM</text:p>
          </table:table-cell>
          <table:table-cell table:style-name="ce2" table:formula="of:=[.C8]-[.C7]" office:value-type="time" office:time-value="PT00H02M55S" calcext:value-type="time">
            <text:p>00:02:55</text:p>
          </table:table-cell>
          <table:table-cell table:style-name="ce3" table:formula="of:=MINUTE([.D8])*60+SECOND([.D8])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 style:data-style-name="N2" text:time-value="19:51:30.8582524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5:49:06.309776449</meta:creation-date>
    <dc:date>2025-03-30T19:52:02.977243645</dc:date>
    <meta:editing-duration>PT17M19S</meta:editing-duration>
    <meta:editing-cycles>7</meta:editing-cycles>
    <meta:generator>LibreOffice/24.8.5.2$Linux_X86_64 LibreOffice_project/480$Build-2</meta:generator>
    <meta:document-statistic meta:table-count="1" meta:cell-count="22" meta:object-count="0"/>
  </office:meta>
</office:document-meta>
</file>